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3945in"/>
    </style:style>
    <style:style style:name="co9" style:family="table-column">
      <style:table-column-properties fo:break-before="auto" style:column-width="3.7102in"/>
    </style:style>
    <style:style style:name="co10" style:family="table-column">
      <style:table-column-properties fo:break-before="auto" style:column-width="1.5736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4161in"/>
    </style:style>
    <style:style style:name="co15" style:family="table-column">
      <style:table-column-properties fo:break-before="auto" style:column-width="3.978in"/>
    </style:style>
    <style:style style:name="co16" style:family="table-column">
      <style:table-column-properties fo:break-before="auto" style:column-width="1.5646in"/>
    </style:style>
    <style:style style:name="co17" style:family="table-column">
      <style:table-column-properties fo:break-before="auto" style:column-width="1.3819in"/>
    </style:style>
    <style:style style:name="co18" style:family="table-column">
      <style:table-column-properties fo:break-before="auto" style:column-width="0.4244in"/>
    </style:style>
    <style:style style:name="co20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line-through-style="none" style:text-underline-style="none"/>
    </style:style>
    <style:style style:name="ce7" style:family="table-cell" style:parent-style-name="Default">
      <style:text-properties style:text-line-through-style="soli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Go over textfiles from textfiles.or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g: When new user posts for the first time, author directory is not accessible until next index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dapters for other webservers</text:p>
          </table:table-cell>
          <table:table-cell office:value-type="string">
            <text:p>nginx</text:p>
          </table:table-cell>
          <table:table-cell office:value-type="string">
            <text:p>lighttpd</text:p>
          </table:table-cell>
          <table:table-cell office:value-type="string">
            <text:p>mongoos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onder on how to do joins, if it ever becomes necessa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“touched.nfo” if directory is touched</text:p>
          </table:table-cell>
          <table:table-cell office:value-type="string">
            <text:p>Then it doesn't need to be reindexed</text:p>
          </table:table-cell>
          <table:table-cell office:value-type="string">
            <text:p>We can find the touched file with git</text:p>
          </table:table-cell>
          <table:table-cell/>
        </table:table-row>
        <table:table-row table:style-name="ro1">
          <table:table-cell/>
          <table:table-cell office:value-type="string">
            <text:p>git diff --name-status -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all modules locally from cpa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rite git hooks for access.log modification and new text files appearing</text:p>
          </table:table-cell>
          <table:table-cell table:number-columns-repeated="3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/>
        </table:table-row>
        <table:table-row table:style-name="ro1" table:number-rows-repeated="10484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cklog" table:style-name="ta1"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y using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w to deal with duplicate usernam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ve caches to cache directory? or just add to .gitignore?</text:p>
          </table:table-cell>
          <table:table-cell office:value-type="string">
            <text:p>Make GetCache</text:p>
          </table:table-cell>
          <table:table-cell office:value-type="string">
            <text:p>Make PutCa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ow to list text files better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provision for regenerationg .cache files when they expire (or expire them manually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rk messages that contain “PGP SIGNED” string but signature doesn't validat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se watch command to refresh faster than 1 minut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oting via actions</text:p>
          </table:table-cell>
          <table:table-cell office:value-type="string">
            <text:p>Vote on git's has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ere does SublimeText store its unsaved files?</text:p>
          </table:table-cell>
          <table:table-cell office:value-type="string">
            <text:p>It seems to be very fast, responsive, and fault-tolera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efetch html with encoded zip inside?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 sign up, post PGP-signed answers to questionnaire</text:p>
          </table:table-cell>
          <table:table-cell office:value-type="string">
            <text:p>Otherwise your posts go into the “anon” sec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ug: Directories are not listed under boards, including sorter.pl-created Oct2017/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ug: Sub-directories created by sorter.pl are not index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ug: sorter.pl does not move .txt.html and .txt.cache files. Should i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ok into using SQLite instead of zip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perl modules on antix vm</text:p>
          </table:table-cell>
          <table:table-cell office:value-type="string">
            <text:p>Need good internet</text:p>
          </table:table-cell>
          <table:table-cell table:number-columns-repeated="4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ink the zip file at the bottom of the pag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errors introduced by zipping and gitt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admin/ to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mmit entire dev tree for a clean commit</text:p>
          </table:table-cell>
          <table:table-cell/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6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2.999999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>
            <text:p>GetCache</text:p>
          </table:table-cell>
        </table:table-row>
        <table:table-row table:style-name="ro1">
          <table:table-cell office:value-type="string">
            <text:p>PutCache</text:p>
          </table:table-cell>
        </table:table-row>
        <table:table-row table:style-name="ro1">
          <table:table-cell office:value-type="string">
            <text:p>Exclude .cache files</text:p>
          </table:table-cell>
        </table:table-row>
        <table:table-row table:style-name="ro1">
          <table:table-cell office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1-03T04:09:58</dc:date>
    <meta:editing-duration>P14DT17H34M11S</meta:editing-duration>
    <meta:editing-cycles>97</meta:editing-cycles>
    <dc:creator>ilya </dc:creator>
    <meta:document-statistic meta:table-count="7" meta:cell-count="385" meta:object-count="0"/>
  </office:meta>
</office:document-meta>
</file>